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0.6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 ue" table:style-name="ta1">
        <table:shapes>
          <draw:frame draw:z-index="0" draw:style-name="gr1" draw:text-style-name="P1" svg:width="13.8976in" svg:height="5.4169in" svg:x="1.7669in" svg:y="1.0457in">
            <draw:object draw:notify-on-update-of-ranges="'1 ue'.A1:'1 ue'.A5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</table:table>
      <table:table table:name="2 ue" table:style-name="ta1">
        <table:shapes>
          <draw:frame draw:z-index="0" draw:style-name="gr1" draw:text-style-name="P1" svg:width="15.2634in" svg:height="6.7346in" svg:x="1.2791in" svg:y="0.5543in">
            <draw:object draw:notify-on-update-of-ranges="'2 ue'.A1:'2 ue'.A5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2 u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</table:table>
      <table:table table:name="3 UEs" table:style-name="ta1">
        <table:shapes>
          <draw:frame draw:z-index="0" draw:style-name="gr1" draw:text-style-name="P1" svg:width="11.2764in" svg:height="6.1071in" svg:x="2.635in" svg:y="0.6799in">
            <draw:object draw:notify-on-update-of-ranges="'3 UEs'.A1:'3 UEs'.A5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 ue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</table:table>
      <table:table table:name="Sheet4" table:style-name="ta1">
        <table:shapes>
          <draw:frame draw:z-index="0" draw:style-name="gr1" draw:text-style-name="P1" svg:width="15.9252in" svg:height="7.6969in" svg:x="2.4177in" svg:y="0.0417in">
            <draw:object draw:notify-on-update-of-ranges="Sheet4.A1:Sheet4.A1 Sheet4.A2:Sheet4.A550 Sheet4.B1:Sheet4.B1 Sheet4.B2:Sheet4.B550 Sheet4.C1:Sheet4.C1 Sheet4.C2:Sheet4.C5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1 UE</text:p>
          </table:table-cell>
          <table:table-cell office:value-type="string" calcext:value-type="string">
            <text:p>2 UEs </text:p>
          </table:table-cell>
          <table:table-cell office:value-type="string" calcext:value-type="string">
            <text:p>3 UEs 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A2:.A500])" office:value-type="float" office:value="23.2925851703407" calcext:value-type="float">
            <text:p>23.2925851703407</text:p>
          </table:table-cell>
          <table:table-cell table:formula="of:=AVERAGE([.B2:.B500])" office:value-type="float" office:value="22.0681362725451" calcext:value-type="float">
            <text:p>22.0681362725451</text:p>
          </table:table-cell>
          <table:table-cell table:formula="of:=AVERAGE([.C2:.C500])" office:value-type="float" office:value="23.8597194388778" calcext:value-type="float">
            <text:p>23.85971943887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10T13:57:54.971961228</dc:date>
    <meta:editing-duration>PT38M49S</meta:editing-duration>
    <meta:editing-cycles>4</meta:editing-cycles>
    <meta:generator>LibreOffice/6.4.7.2$Linux_X86_64 LibreOffice_project/40$Build-2</meta:generator>
    <meta:document-statistic meta:table-count="4" meta:cell-count="550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77cm" svg:height="17.107cm" xlink:href=".." xlink:type="simple" chart:class="chart:line" chart:style-name="ch1">
        <chart:title svg:x="16.127cm" svg:y="0.478cm" chart:style-name="ch2">
          <text:p>2 UEs handleIndication Duration</text:p>
        </chart:title>
        <chart:plot-area chart:style-name="ch3" table:cell-range-address="'2 ue'.A1:'2 ue'.A560" svg:x="1.786cm" svg:y="1.599cm" svg:width="36.209cm" svg:height="14.185cm">
          <chartooo:coordinate-region svg:x="2.407cm" svg:y="1.72cm" svg:width="35.588cm" svg:height="13.062cm"/>
          <chart:axis chart:dimension="x" chart:name="primary-x" chart:style-name="ch4">
            <chart:title svg:x="19.039cm" svg:y="16.126cm" chart:style-name="ch5">
              <text:p>Message #</text:p>
            </chart:title>
          </chart:axis>
          <chart:axis chart:dimension="y" chart:name="primary-y" chart:style-name="ch4">
            <chart:title svg:x="0.451cm" svg:y="10.971cm" chart:style-name="ch6">
              <text:p>handleIndication Duration (ms)</text:p>
            </chart:title>
            <chart:grid chart:style-name="ch7" chart:class="major"/>
          </chart:axis>
          <chart:series chart:style-name="ch8" chart:values-cell-range-address="'2 ue'.A1:'2 ue'.A560" chart:class="chart:line">
            <chart:data-point chart:repeated="5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">
                <text:p>27</text:p>
                <draw:g>
                  <svg:desc>'2 ue'.A1:'2 ue'.A5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301cm" svg:height="13.76cm" xlink:href=".." xlink:type="simple" chart:class="chart:line" chart:style-name="ch1">
        <chart:title svg:x="14.511cm" svg:y="0.411cm" chart:style-name="ch2">
          <text:p>1 UE handleIndication Duration</text:p>
        </chart:title>
        <chart:plot-area chart:style-name="ch3" table:cell-range-address="'1 ue'.A1:'1 ue'.A550" svg:x="1.717cm" svg:y="1.465cm" svg:width="32.878cm" svg:height="11.039cm">
          <chartooo:coordinate-region svg:x="2.338cm" svg:y="1.586cm" svg:width="32.257cm" svg:height="9.916cm"/>
          <chart:axis chart:dimension="x" chart:name="primary-x" chart:style-name="ch4">
            <chart:title svg:x="17.305cm" svg:y="12.779cm" chart:style-name="ch5">
              <text:p>Message #</text:p>
            </chart:title>
          </chart:axis>
          <chart:axis chart:dimension="y" chart:name="primary-y" chart:style-name="ch4">
            <chart:title svg:x="0.451cm" svg:y="9.264cm" chart:style-name="ch6">
              <text:p>handleIndication Duration (ms)</text:p>
            </chart:title>
            <chart:grid chart:style-name="ch7" chart:class="major"/>
          </chart:axis>
          <chart:series chart:style-name="ch8" chart:values-cell-range-address="'1 ue'.A1:'1 ue'.A550" chart:class="chart:line">
            <chart:data-point chart:repeated="5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'1 ue'.A1:'1 ue'.A5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643cm" svg:height="15.513cm" xlink:href=".." xlink:type="simple" chart:class="chart:line" chart:style-name="ch1">
        <chart:title svg:x="11.063cm" svg:y="0.446cm" chart:style-name="ch2">
          <text:p>3 UEs handleIndication Duration</text:p>
        </chart:title>
        <chart:plot-area chart:style-name="ch3" table:cell-range-address="'3 UEs'.A1:'3 UEs'.A550" svg:x="1.583cm" svg:y="1.535cm" svg:width="26.488cm" svg:height="12.687cm">
          <chartooo:coordinate-region svg:x="2.204cm" svg:y="1.656cm" svg:width="25.867cm" svg:height="11.564cm"/>
          <chart:axis chart:dimension="x" chart:name="primary-x" chart:style-name="ch4">
            <chart:title svg:x="13.976cm" svg:y="14.532cm" chart:style-name="ch5">
              <text:p>Message #</text:p>
            </chart:title>
          </chart:axis>
          <chart:axis chart:dimension="y" chart:name="primary-y" chart:style-name="ch4">
            <chart:title svg:x="0.451cm" svg:y="10.158cm" chart:style-name="ch6">
              <text:p>handleIndication Duration (ms)</text:p>
            </chart:title>
            <chart:grid chart:style-name="ch7" chart:class="major"/>
          </chart:axis>
          <chart:series chart:style-name="ch8" chart:values-cell-range-address="'3 UEs'.A1:'3 UEs'.A550" chart:class="chart:line">
            <chart:data-point chart:repeated="5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'3 UEs'.A1:'3 UEs'.A5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451cm" svg:height="19.551cm" xlink:href=".." xlink:type="simple" chart:class="chart:line" chart:style-name="ch1">
        <chart:title svg:x="15.803cm" svg:y="0.527cm" chart:style-name="ch2">
          <text:p>handeIndication Duration by Number of UEs</text:p>
        </chart:title>
        <chart:legend chart:legend-position="end" svg:x="38.049cm" svg:y="8.978cm" style:legend-expansion="high" chart:style-name="ch3"/>
        <chart:plot-area chart:style-name="ch4" table:cell-range-address="Sheet4.A1:Sheet4.C550" chart:data-source-has-labels="row" svg:x="1.82cm" svg:y="1.697cm" svg:width="35.42cm" svg:height="16.482cm">
          <chartooo:coordinate-region svg:x="2.441cm" svg:y="1.818cm" svg:width="34.799cm" svg:height="15.359cm"/>
          <chart:axis chart:dimension="x" chart:name="primary-x" chart:style-name="ch5">
            <chart:title svg:x="18.679cm" svg:y="18.57cm" chart:style-name="ch6">
              <text:p>Message #</text:p>
            </chart:title>
          </chart:axis>
          <chart:axis chart:dimension="y" chart:name="primary-y" chart:style-name="ch5">
            <chart:title svg:x="0.451cm" svg:y="12.218cm" chart:style-name="ch7">
              <text:p>handleIndication Duration (ms)</text:p>
            </chart:title>
            <chart:grid chart:style-name="ch8" chart:class="major"/>
          </chart:axis>
          <chart:series chart:style-name="ch9" chart:values-cell-range-address="Sheet4.A2:Sheet4.A550" chart:label-cell-address="Sheet4.A1:Sheet4.A1" chart:class="chart:line">
            <chart:data-point chart:repeated="549"/>
          </chart:series>
          <chart:series chart:style-name="ch10" chart:values-cell-range-address="Sheet4.B2:Sheet4.B550" chart:label-cell-address="Sheet4.B1:Sheet4.B1" chart:class="chart:line">
            <chart:data-point chart:repeated="549"/>
          </chart:series>
          <chart:series chart:style-name="ch11" chart:values-cell-range-address="Sheet4.C2:Sheet4.C550" chart:label-cell-address="Sheet4.C1:Sheet4.C1" chart:class="chart:line">
            <chart:data-point chart:repeated="5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UE</text:p>
                <draw:g>
                  <svg:desc>Sheet4.A1:Sheet4.A1</svg:desc>
                </draw:g>
              </table:table-cell>
              <table:table-cell office:value-type="string">
                <text:p>2 UEs </text:p>
                <draw:g>
                  <svg:desc>Sheet4.B1:Sheet4.B1</svg:desc>
                </draw:g>
              </table:table-cell>
              <table:table-cell office:value-type="string">
                <text:p>3 UEs </text:p>
                <draw:g>
                  <svg:desc>Sheet4.C1:Sheet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Sheet4.A2:Sheet4.A550</svg:desc>
                </draw:g>
              </table:table-cell>
              <table:table-cell office:value-type="float" office:value="27">
                <text:p>27</text:p>
                <draw:g>
                  <svg:desc>Sheet4.B2:Sheet4.B550</svg:desc>
                </draw:g>
              </table:table-cell>
              <table:table-cell office:value-type="float" office:value="18">
                <text:p>18</text:p>
                <draw:g>
                  <svg:desc>Sheet4.C2:Sheet4.C5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">
                <text:p>29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2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9">
                <text:p>29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